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8.41cm" table:align="right"/>
    </style:style>
    <style:style style:name="Table2.A" style:family="table-column">
      <style:table-column-properties style:column-width="2.538cm"/>
    </style:style>
    <style:style style:name="Table2.B" style:family="table-column">
      <style:table-column-properties style:column-width="5.872cm"/>
    </style:style>
    <style:style style:name="Table2.A1" style:family="table-cell">
      <style:table-cell-properties fo:background-color="transparent" fo:padding="0.097cm" fo:border-left="0.05pt solid #b3b3b3" fo:border-right="none" fo:border-top="0.05pt solid #b3b3b3" fo:border-bottom="0.05pt solid #b3b3b3">
        <style:background-image/>
      </style:table-cell-properties>
    </style:style>
    <style:style style:name="Table2.B1" style:family="table-cell">
      <style:table-cell-properties fo:padding="0.097cm" fo:border="0.05pt solid #b3b3b3"/>
    </style:style>
    <style:style style:name="Table1" style:family="table">
      <style:table-properties style:width="25.7cm" table:align="margins"/>
    </style:style>
    <style:style style:name="Table1.A" style:family="table-column">
      <style:table-column-properties style:column-width="25.7cm" style:rel-column-width="65535*"/>
    </style:style>
    <style:style style:name="Table1.A1" style:family="table-cell">
      <style:table-cell-properties fo:padding="0.097cm" fo:border="0.05pt solid #cccccc"/>
    </style:style>
    <style:style style:name="Table3" style:family="table">
      <style:table-properties style:width="25.7cm" table:align="margins"/>
    </style:style>
    <style:style style:name="Table3.A" style:family="table-column">
      <style:table-column-properties style:column-width="25.7cm" style:rel-column-width="65535*"/>
    </style:style>
    <style:style style:name="Table3.A1" style:family="table-cell">
      <style:table-cell-properties fo:padding="0.097cm" fo:border="0.05pt solid #b3b3b3"/>
    </style:style>
    <style:style style:name="Table4" style:family="table">
      <style:table-properties style:width="25.7cm" table:align="margins"/>
    </style:style>
    <style:style style:name="Table4.A" style:family="table-column">
      <style:table-column-properties style:column-width="25.7cm" style:rel-column-width="65535*"/>
    </style:style>
    <style:style style:name="Table4.A1" style:family="table-cell">
      <style:table-cell-properties fo:padding="0.097cm" fo:border="0.05pt solid #b3b3b3"/>
    </style:style>
    <style:style style:name="Table5" style:family="table">
      <style:table-properties style:width="25.7cm" table:align="margins"/>
    </style:style>
    <style:style style:name="Table5.A" style:family="table-column">
      <style:table-column-properties style:column-width="25.7cm" style:rel-column-width="65535*"/>
    </style:style>
    <style:style style:name="Table5.A1" style:family="table-cell">
      <style:table-cell-properties fo:padding="0.097cm" fo:border="0.05pt solid #b3b3b3"/>
    </style:style>
    <style:style style:name="Table6" style:family="table">
      <style:table-properties style:width="25.7cm" table:align="margins"/>
    </style:style>
    <style:style style:name="Table6.A" style:family="table-column">
      <style:table-column-properties style:column-width="25.7cm" style:rel-column-width="65535*"/>
    </style:style>
    <style:style style:name="Table6.A1" style:family="table-cell">
      <style:table-cell-properties fo:padding="0.097cm" fo:border="0.05pt solid #b3b3b3"/>
    </style:style>
    <style:style style:name="Table7" style:family="table">
      <style:table-properties style:width="25.7cm" table:align="margins"/>
    </style:style>
    <style:style style:name="Table7.A" style:family="table-column">
      <style:table-column-properties style:column-width="25.7cm" style:rel-column-width="65535*"/>
    </style:style>
    <style:style style:name="Table7.A1" style:family="table-cell">
      <style:table-cell-properties fo:padding="0.097cm" fo:border="0.05pt solid #b3b3b3"/>
    </style:style>
    <style:style style:name="Table8" style:family="table">
      <style:table-properties style:width="25.7cm" table:align="margins"/>
    </style:style>
    <style:style style:name="Table8.A" style:family="table-column">
      <style:table-column-properties style:column-width="25.7cm" style:rel-column-width="65535*"/>
    </style:style>
    <style:style style:name="Table8.A1" style:family="table-cell">
      <style:table-cell-properties fo:padding="0.097cm" fo:border="0.05pt solid #b3b3b3"/>
    </style:style>
    <style:style style:name="Table9" style:family="table">
      <style:table-properties style:width="25.7cm" table:align="margins"/>
    </style:style>
    <style:style style:name="Table9.A" style:family="table-column">
      <style:table-column-properties style:column-width="25.7cm" style:rel-column-width="65535*"/>
    </style:style>
    <style:style style:name="Table9.A1" style:family="table-cell">
      <style:table-cell-properties fo:padding="0.097cm" fo:border="0.05pt solid #b3b3b3"/>
    </style:style>
    <style:style style:name="Table10" style:family="table">
      <style:table-properties style:width="25.7cm" table:align="margins"/>
    </style:style>
    <style:style style:name="Table10.A" style:family="table-column">
      <style:table-column-properties style:column-width="25.7cm" style:rel-column-width="65535*"/>
    </style:style>
    <style:style style:name="Table10.A1" style:family="table-cell">
      <style:table-cell-properties fo:padding="0.097cm" fo:border="0.05pt solid #b3b3b3"/>
    </style:style>
    <style:style style:name="P1" style:family="paragraph" style:parent-style-name="Standard">
      <style:text-properties style:font-name="Verdana1" fo:font-size="10pt" style:font-size-asian="8.75pt" style:font-size-complex="10pt"/>
    </style:style>
    <style:style style:name="P2" style:family="paragraph" style:parent-style-name="Standard">
      <style:text-properties style:font-name="Verdana1" fo:font-size="10pt" style:text-underline-style="solid" style:text-underline-width="auto" style:text-underline-color="font-color" style:font-size-asian="8.75pt" style:font-size-complex="10pt"/>
    </style:style>
    <style:style style:name="P3" style:family="paragraph" style:parent-style-name="Standard">
      <style:text-properties style:font-name="Verdana1" fo:font-size="10pt" fo:font-weight="bold" style:font-size-asian="8.75pt" style:font-weight-asian="bold" style:font-size-complex="10pt" style:font-weight-complex="bold"/>
    </style:style>
    <style:style style:name="P4" style:family="paragraph" style:parent-style-name="Standard">
      <style:text-properties style:font-name="Verdana1" fo:font-size="10pt" style:text-underline-style="none" style:font-size-asian="8.75pt" style:font-size-complex="10pt"/>
    </style:style>
    <style:style style:name="P5" style:family="paragraph" style:parent-style-name="Standard">
      <style:text-properties style:font-name="Verdana" fo:font-size="9pt" style:text-underline-style="none" style:font-size-asian="9pt" style:font-size-complex="9pt"/>
    </style:style>
    <style:style style:name="P6" style:family="paragraph" style:parent-style-name="Table_20_Contents">
      <style:text-properties style:font-name="Verdana1" fo:font-size="10pt" style:font-size-asian="8.75pt" style:font-size-complex="10pt"/>
    </style:style>
    <style:style style:name="P7" style:family="paragraph" style:parent-style-name="Table_20_Contents">
      <style:text-properties style:font-name="Verdana1" fo:font-size="10pt" fo:font-weight="bold" style:font-size-asian="8.75pt" style:font-weight-asian="bold" style:font-size-complex="10pt" style:font-weight-complex="bold"/>
    </style:style>
    <style:style style:name="P8" style:family="paragraph" style:parent-style-name="Table_20_Contents">
      <style:text-properties style:font-name="Verdana1" fo:font-size="10pt" style:text-underline-style="solid" style:text-underline-width="auto" style:text-underline-color="font-color" style:font-size-asian="8.75pt" style:font-size-complex="10pt"/>
    </style:style>
    <style:style style:name="P9" style:family="paragraph" style:parent-style-name="Table_20_Contents">
      <style:text-properties style:font-name="Verdana1" fo:font-size="10pt" style:text-underline-style="solid" style:text-underline-width="auto" style:text-underline-color="font-color" fo:font-weight="normal" style:font-size-asian="8.75pt" style:font-weight-asian="normal" style:font-size-complex="10pt" style:font-weight-complex="normal"/>
    </style:style>
    <style:style style:name="P10" style:family="paragraph" style:parent-style-name="Table_20_Contents">
      <style:text-properties style:font-name="Verdana1" fo:font-size="10pt" style:text-underline-style="none" style:font-size-asian="8.75pt" style:font-size-complex="10pt"/>
    </style:style>
    <style:style style:name="P11" style:family="paragraph" style:parent-style-name="Table_20_Contents">
      <style:text-properties style:font-name="Verdana1" fo:font-size="10pt" style:text-underline-style="none" fo:font-weight="normal" style:font-size-asian="8.75pt" style:font-weight-asian="normal" style:font-size-complex="10pt" style:font-weight-complex="normal"/>
    </style:style>
    <style:style style:name="P12" style:family="paragraph" style:parent-style-name="Standard">
      <style:paragraph-properties fo:background-color="#ffffff">
        <style:background-image/>
      </style:paragraph-properties>
      <style:text-properties style:font-name="Verdana1" fo:font-size="10.5pt" style:text-underline-style="none" fo:background-color="#c0c0c0" style:font-size-asian="10.5pt" style:font-size-complex="10.5pt"/>
    </style:style>
    <style:style style:name="P13" style:family="paragraph" style:parent-style-name="Standard" style:list-style-name="L1">
      <style:text-properties style:font-name="Verdana1" fo:font-size="10pt" style:font-size-asian="8.75pt" style:font-size-complex="10pt"/>
    </style:style>
    <style:style style:name="P14" style:family="paragraph" style:parent-style-name="Standard" style:list-style-name="L2">
      <style:text-properties style:font-name="Verdana1" fo:font-size="10pt" style:font-size-asian="8.75pt" style:font-size-complex="10pt"/>
    </style:style>
    <style:style style:name="P15" style:family="paragraph" style:parent-style-name="Standard" style:list-style-name="L3">
      <style:text-properties style:font-name="Verdana1" fo:font-size="10pt" style:text-underline-style="none" style:font-size-asian="8.75pt" style:font-size-complex="10pt"/>
    </style:style>
    <style:style style:name="P16" style:family="paragraph" style:parent-style-name="Standard">
      <style:paragraph-properties fo:background-color="#ffffff">
        <style:background-image/>
      </style:paragraph-properties>
      <style:text-properties style:font-name="Verdana1" fo:font-size="10pt" style:text-underline-style="none" fo:background-color="#c0c0c0" style:font-size-asian="10pt" style:font-size-complex="10pt"/>
    </style:style>
    <style:style style:name="P17" style:family="paragraph" style:parent-style-name="Standard">
      <style:paragraph-properties fo:background-color="#5c8526">
        <style:background-image/>
      </style:paragraph-properties>
      <style:text-properties style:font-name="Verdana1" fo:font-size="10.5pt" style:text-underline-style="none" fo:background-color="#c0c0c0" style:font-size-asian="10.5pt" style:font-size-complex="10.5pt"/>
    </style:style>
    <style:style style:name="P18" style:family="paragraph" style:parent-style-name="Standard">
      <style:paragraph-properties fo:background-color="#c0c0c0">
        <style:background-image/>
      </style:paragraph-properties>
      <style:text-properties style:font-name="Verdana1" fo:font-size="10pt" style:text-underline-style="solid" style:text-underline-width="auto" style:text-underline-color="font-color" style:font-size-asian="8.75pt" style:font-size-complex="10pt"/>
    </style:style>
    <style:style style:name="P19" style:family="paragraph" style:parent-style-name="Table_20_Contents" style:list-style-name="L4">
      <style:text-properties style:font-name="Verdana1" fo:font-size="10pt" style:font-size-asian="8.75pt" style:font-size-complex="10pt"/>
    </style:style>
    <style:style style:name="P20" style:family="paragraph" style:parent-style-name="Table_20_Contents" style:list-style-name="L5">
      <style:text-properties style:font-name="Verdana1" fo:font-size="10pt" style:font-size-asian="8.75pt" style:font-size-complex="10pt"/>
    </style:style>
    <style:style style:name="P21" style:family="paragraph" style:parent-style-name="Table_20_Contents">
      <style:text-properties style:font-name="Verdana1" fo:font-size="10pt" style:text-underline-style="none" style:font-size-asian="8.75pt" style:font-size-complex="10pt"/>
    </style:style>
    <style:style style:name="P22" style:family="paragraph" style:parent-style-name="Table_20_Contents" style:list-style-name="L6">
      <style:text-properties style:font-name="Verdana1" fo:font-size="10pt" style:text-underline-style="none" style:font-size-asian="8.75pt" style:font-size-complex="10pt"/>
    </style:style>
    <style:style style:name="P23" style:family="paragraph" style:parent-style-name="Table_20_Contents" style:list-style-name="L8">
      <style:text-properties style:font-name="Verdana1" fo:font-size="10pt" style:text-underline-style="none" style:font-size-asian="8.75pt" style:font-size-complex="10pt"/>
    </style:style>
    <style:style style:name="P24" style:family="paragraph" style:parent-style-name="Table_20_Contents" style:list-style-name="L7">
      <style:text-properties style:font-name="Verdana1" fo:font-size="10pt" style:text-underline-style="none" fo:font-weight="normal" style:font-size-asian="8.75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color="#2300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 J Karthick Raj</text:span> <text:tab/><text:tab/><text:tab/><text:tab/><text:tab/><text:tab/><text:tab/> <text:s text:c="73"/></text:p>
      <text:p text:style-name="P1"><text:span text:style-name="T3">Project Manager – Cloud Computing <text:tab/></text:span><text:span text:style-name="T1"><text:tab/><text:tab/> <text:s text:c="73"/></text:span></text:p>
      <table:table table:name="Table2" table:style-name="Table2">
        <table:table-column table:style-name="Table2.A"/>
        <table:table-column table:style-name="Table2.B"/>
        <table:table-row>
          <table:table-cell table:style-name="Table2.A1" office:value-type="string">
            <text:p text:style-name="P6"/>
          </table:table-cell>
          <table:table-cell table:style-name="Table2.B1" office:value-type="string">
            <text:p text:style-name="P7">Phone : (91) 9600062523</text:p>
            <text:p text:style-name="P7">Email : <text:s/><text:span text:style-name="T6">bablaaa@gmail.com</text:span></text:p>
          </table:table-cell>
        </table:table-row>
      </table:table>
      <text:p text:style-name="P2"/>
      <text:p text:style-name="P18">Professional Profile</text:p>
      <text:p text:style-name="P1"/>
      <table:table table:name="Table1" table:style-name="Table1">
        <table:table-column table:style-name="Table1.A"/>
        <table:table-row>
          <table:table-cell table:style-name="Table1.A1" office:value-type="string">
            <text:p text:style-name="P4">Currently working as a Project Manager, I oversee the development, testing, deployment, and support of the products based on CLOUD COMPUTING (PaaS/IaaS). </text:p>
            <text:p text:style-name="P4">As an additional responsibility, Helped in Design and Implemantation of AWS Infrastructure Architecture for two of our clients. </text:p>
          </table:table-cell>
        </table:table-row>
      </table:table>
      <text:p text:style-name="P1"/>
      <text:p text:style-name="P18">Summary of Specialities</text:p>
      <text:p text:style-name="P1"/>
      <table:table table:name="Table3" table:style-name="Table3">
        <table:table-column table:style-name="Table3.A"/>
        <table:table-row>
          <table:table-cell table:style-name="Table3.A1" office:value-type="string">
            <text:list xml:id="list7442850251" text:style-name="L1">
              <text:list-item>
                <text:p text:style-name="P13">Assessment of feasibility.</text:p>
              </text:list-item>
              <text:list-item>
                <text:p text:style-name="P13">Accounting for all technical and non-technical tasks, collecting realistic estimates for each.</text:p>
              </text:list-item>
              <text:list-item>
                <text:p text:style-name="P13">Work closely with Account Management, Sales professionals, Engineering, Product development \&amp; Customer Care to resolve technical issues that arise during customer trials or integration. </text:p>
              </text:list-item>
              <text:list-item>
                <text:p text:style-name="P13">Build the link between technology and business impact, with strong understanding of business processes and operations.</text:p>
              </text:list-item>
              <text:list-item>
                <text:p text:style-name="P13">Project Plan for development and deployment.</text:p>
              </text:list-item>
              <text:list-item>
                <text:p text:style-name="P13">Business requirements, Use cases, Functional specifications.</text:p>
              </text:list-item>
              <text:list-item>
                <text:p text:style-name="P13">Develop and identify Functional &amp; Non-Functional testing methodologies, tools for IaaS cloud testing.</text:p>
              </text:list-item>
              <text:list-item>
                <text:p text:style-name="P13">IaaS Cloud Computing, Virtualization, Network \&amp; Storage virtualization.</text:p>
              </text:list-item>
              <text:list-item>
                <text:p text:style-name="P13">Experience in testing Cloud services and applications (PaaS/IaaS) and their integration with the third party apps.</text:p>
              </text:list-item>
              <text:list-item>
                <text:p text:style-name="P13">Proficient in all cycles of test life cycle from test planning to defect tracking and managing defect lifecycle.</text:p>
              </text:list-item>
              <text:list-item>
                <text:p text:style-name="P13">Good communication and interpersonal skills.</text:p>
              </text:list-item>
            </text:list>
          </table:table-cell>
        </table:table-row>
      </table:table>
      <text:p text:style-name="P1"/>
      <text:p text:style-name="P18">Knowledge &amp; Expertise</text:p>
      <text:p text:style-name="P1"/>
      <table:table table:name="Table4" table:style-name="Table4">
        <table:table-column table:style-name="Table4.A"/>
        <table:table-row>
          <table:table-cell table:style-name="Table4.A1" office:value-type="string">
            <text:list xml:id="list1098889824" text:style-name="L2">
              <text:list-item>
                <text:p text:style-name="P14">Cloud Architecture experience for AWS.</text:p>
              </text:list-item>
              <text:list-item>
                <text:p text:style-name="P14">Infrastructure as Service, Platform as a Service.</text:p>
              </text:list-item>
              <text:list-item>
                <text:p text:style-name="P14">Linux, PHP, Apache .</text:p>
              </text:list-item>
              <text:list-item>
                <text:p text:style-name="P14">Server Hardware, Storage &amp; Backup.</text:p>
              </text:list-item>
              <text:list-item>
                <text:p text:style-name="P14">Virtualization.</text:p>
              </text:list-item>
              <text:list-item>
                <text:p text:style-name="P14">Web Application Development .</text:p>
              </text:list-item>
              <text:list-item>
                <text:p text:style-name="P14">Infrastructure Monitoring.</text:p>
              </text:list-item>
              <text:list-item>
                <text:p text:style-name="P14">High Availability (HA).</text:p>
              </text:list-item>
              <text:list-item>
                <text:p text:style-name="P14">Scalability.</text:p>
              </text:list-item>
              <text:list-item>
                <text:p text:style-name="P14"><text:soft-page-break/>Disaster Recovery.</text:p>
              </text:list-item>
              <text:list-item>
                <text:p text:style-name="P14">knowledge of Amazon EC2, Amazon S3, Amazon SimpleDB, Amazon RDS, Amazon Elastic Load Balancing, Amazon SQS, and other services of the AWS family.</text:p>
              </text:list-item>
              <text:list-item>
                <text:p text:style-name="P14">Linux, Mac OSX, MySQL, Python.</text:p>
              </text:list-item>
              <text:list-item>
                <text:p text:style-name="P14">SVN, Redmine, Bugzilla.</text:p>
              </text:list-item>
              <text:list-item>
                <text:p text:style-name="P14">Agile Methodologies.</text:p>
              </text:list-item>
            </text:list>
            <text:p text:style-name="P1"/>
          </table:table-cell>
        </table:table-row>
      </table:table>
      <text:p text:style-name="P1"/>
      <text:p text:style-name="P18">Education</text:p>
      <text:p text:style-name="P2"/>
      <table:table table:name="Table5" table:style-name="Table5">
        <table:table-column table:style-name="Table5.A"/>
        <table:table-row>
          <table:table-cell table:style-name="Table5.A1" office:value-type="string">
            <text:list xml:id="list786046934" text:style-name="L3">
              <text:list-item>
                <text:p text:style-name="P15">2007 - M.Phil in Management - Madurai Kamaraj University(DE), Madurai.</text:p>
              </text:list-item>
              <text:list-item>
                <text:p text:style-name="P15">2005 - MLM - Madurai Kamaraj University(DE), Madurai.</text:p>
              </text:list-item>
              <text:list-item>
                <text:p text:style-name="P15">2003 - MBA - Sourashtra College, Madurai Kamaraj University, Madurai.</text:p>
              </text:list-item>
              <text:list-item>
                <text:p text:style-name="P15">2001 - B.sc Computer Science - The American College, Madurai.</text:p>
              </text:list-item>
            </text:list>
          </table:table-cell>
        </table:table-row>
      </table:table>
      <text:p text:style-name="P2"/>
      <text:p text:style-name="P18">Trainings Received</text:p>
      <text:p text:style-name="P1"/>
      <table:table table:name="Table6" table:style-name="Table6">
        <table:table-column table:style-name="Table6.A"/>
        <table:table-row>
          <table:table-cell table:style-name="Table6.A1" office:value-type="string">
            <text:list xml:id="list377587270" text:style-name="L4">
              <text:list-item>
                <text:p text:style-name="P19">Feb <text:s text:c="4"/>2014 - AWS Essentials, by AWS.</text:p>
              </text:list-item>
              <text:list-item>
                <text:p text:style-name="P19">March 2014 - Architecting on AWS, by AWS.</text:p>
              </text:list-item>
            </text:list>
          </table:table-cell>
        </table:table-row>
      </table:table>
      <text:p text:style-name="P1"/>
      <text:p text:style-name="P18">Professional Experience</text:p>
      <text:p text:style-name="Standard"/>
      <table:table table:name="Table7" table:style-name="Table7">
        <table:table-column table:style-name="Table7.A"/>
        <table:table-row>
          <table:table-cell table:style-name="Table7.A1" office:value-type="string">
            <text:p text:style-name="P6">(February 2009 – Till Date) – <text:span text:style-name="T1">Project Manager, Cloud.</text:span> </text:p>
            <text:p text:style-name="P8">K7 Computing Pvt Ltd</text:p>
            <text:p text:style-name="P6">Working on various Cloud and Virtualizations products.</text:p>
            <text:p text:style-name="P8"/>
            <text:p text:style-name="P8">Key Responsibilities :</text:p>
            <text:p text:style-name="P6"/>
            <text:list xml:id="list1008804386" text:style-name="L5">
              <text:list-item>
                <text:p text:style-name="P20">Work as a functional consultant between IT and business.</text:p>
              </text:list-item>
              <text:list-item>
                <text:p text:style-name="P20">Build and maintain confidence of colleagues and customers.</text:p>
              </text:list-item>
              <text:list-item>
                <text:p text:style-name="P20">Maintain current knowledge of the entire K7 Cloud’s product line.</text:p>
              </text:list-item>
              <text:list-item>
                <text:p text:style-name="P20">Worked with key stakeholders to develop priorities, define requirements, recommend solutions, construct and implement application solutions and report status for application system changes.</text:p>
              </text:list-item>
              <text:list-item>
                <text:p text:style-name="P20">Develop RACI matrix and identify gaps/overlaps.</text:p>
              </text:list-item>
              <text:list-item>
                <text:p text:style-name="P20">Understand the Business Requirement Document (BRD) which is initiated by the Product Council.</text:p>
              </text:list-item>
              <text:list-item>
                <text:p text:style-name="P20">Preparation of Functional Requirements with Product council.</text:p>
              </text:list-item>
              <text:list-item>
                <text:p text:style-name="P20">Review, analyze and evaluated business systems and user needs.</text:p>
              </text:list-item>
              <text:list-item>
                <text:p text:style-name="P20"><text:soft-page-break/>Worked with key stakeholders to develop priorities, define requirements and report status for application system changes.</text:p>
              </text:list-item>
              <text:list-item>
                <text:p text:style-name="P20">Interfaced with business users and other IT groups <text:s/>for communicating user requirements, resolving application problems and implementing process improvements.</text:p>
              </text:list-item>
              <text:list-item>
                <text:p text:style-name="P20">Define Objectives for QA and UAT.</text:p>
              </text:list-item>
              <text:list-item>
                <text:p text:style-name="P20">Define roles and responsibilities for all team members during each phase of the product launch process.</text:p>
              </text:list-item>
              <text:list-item>
                <text:p text:style-name="P20">Requirements gathering and analyzing the Requirements.</text:p>
              </text:list-item>
              <text:list-item>
                <text:p text:style-name="P20">Create Functional Test Plans and Scenarios.</text:p>
              </text:list-item>
              <text:list-item>
                <text:p text:style-name="P20">Involved in the creation of functional test cases, managing the UAT and functional testing of the UI before delivering it to the product council.</text:p>
              </text:list-item>
            </text:list>
            <text:p text:style-name="P6"/>
            <text:p text:style-name="P8">Key Projects :</text:p>
            <text:p text:style-name="P10"/>
            <text:p text:style-name="P10"><text:span text:style-name="T1">E-Billing Solutions, (</text:span><text:a xlink:type="simple" xlink:href="http://www.ebs.in/"><text:span text:style-name="T1">www.ebs.in</text:span></text:a><text:span text:style-name="T1">) :</text:span> E-Billing Solutions or EBS (www.ebs.in) is India’s second largest payment gateway. It is very important that the web service be available at all times and also able to scale to thousands of concurrent users. A solution had to be designed to satisfy the requirements of the client while staying within budget.</text:p>
            <text:p text:style-name="P10"/>
            <text:p text:style-name="P10"><text:span text:style-name="T1">MerchantRMS, Inc, (</text:span><text:a xlink:type="simple" xlink:href="http://www.merchantrms.com/"><text:span text:style-name="T1">www.merchantrms.com</text:span></text:a><text:span text:style-name="T1">) :</text:span> MerchantRMS (www.merchantrms.com) is a Risk Management System (RMS) for merchants who are involved in e-commerce. High Availability and Scalability were one of the main goals we were trying to achieve for this project. Amazon Web Services (AWS) was chosen as the solution of choice of the project.</text:p>
            <text:p text:style-name="P10"/>
            <text:p text:style-name="P8">Key Products :</text:p>
            <text:p text:style-name="P10"/>
            <text:p text:style-name="P10"><text:span text:style-name="T1">StackIron, (IaaS, Hypervisor Manager) :</text:span> StackIron is a virtualization platform. StackIron provides a unified interface to manage all opensource hypervisors. A pure python implementation for which we developed our own development framework and billing solution. It comes integrated with third party billing solutions like WHMCS as well.</text:p>
            <text:p text:style-name="P10"/>
            <text:p text:style-name="P5">A 5 minute StackIron demo: <text:a xlink:type="simple" xlink:href="http://www.youtube.com/watch?v=yyT9DkHpnA4">http://www.youtube.com/watch?v=yyT9DkHpnA4</text:a></text:p>
            <text:p text:style-name="P5"/>
            <text:p text:style-name="P10"><text:span text:style-name="T1">Cyclozzo, (PaaS) :</text:span> Cyclozzo is a meta cloud platform designed to support the latest PaaS APIs with minimal effort. Cyclozzo currently implements two of the most popular PaaS APIs: Google App Engine Python and Google App Engine Java.</text:p>
            <text:p text:style-name="P10"/>
            <text:p text:style-name="P5">Cyclozzo video: <text:a xlink:type="simple" xlink:href="http://www.youtube.com/watch?v=i9PhycsXp_s">http://www.youtube.com/watch?v=i9PhycsXp_s</text:a></text:p>
            <text:p text:style-name="P5"/>
            <text:p text:style-name="P6"><text:span text:style-name="T5">ScaleInfra, (Scalability Manager) :</text:span><text:span text:style-name="T4"> ScaleInfra is yet another infrastructure management tool. ScaleInfra can deploy customer applications based on their requirements in a public/private infrastructure deployment.</text:span></text:p>
          </table:table-cell>
        </table:table-row>
      </table:table>
      <text:p text:style-name="Standard"/>
      <text:p text:style-name="Standard"/>
      <text:p text:style-name="Standard"/>
      <text:p text:style-name="Standard"><text:soft-page-break/></text:p>
      <table:table table:name="Table8" table:style-name="Table8">
        <table:table-column table:style-name="Table8.A"/>
        <table:table-row>
          <table:table-cell table:style-name="Table8.A1" office:value-type="string">
            <text:p text:style-name="P6"/>
            <text:p text:style-name="P6">(October 2005 – December 2008) –<text:span text:style-name="T1"> Test Engineer</text:span>, Web Appliation Development<text:span text:style-name="T1">.</text:span> </text:p>
            <text:p text:style-name="P8">Infolink Software Solutions</text:p>
            <text:p text:style-name="P8"/>
            <text:p text:style-name="P8">Key Responsibilities :</text:p>
            <text:p text:style-name="P8"/>
            <text:list xml:id="list545150164" text:style-name="L6">
              <text:list-item>
                <text:p text:style-name="P22">Performed different types of testing like Functional Testing, and Smoke Testing.</text:p>
              </text:list-item>
              <text:list-item>
                <text:p text:style-name="P22">Involved in Executing Test cases for Functionality, integration and System Testing and preparation of test report.</text:p>
              </text:list-item>
              <text:list-item>
                <text:p text:style-name="P22">Reported defects found during test cycles and retest fixed in Bug Tracking System and Tracked defects using bug-tracking tool.</text:p>
              </text:list-item>
              <text:list-item>
                <text:p text:style-name="P22">Understanding the Test Plans and Involved in the preparation of test report.</text:p>
              </text:list-item>
              <text:list-item>
                <text:p text:style-name="P22">Prepared Use Cases based on the Functional Requirements given.</text:p>
              </text:list-item>
            </text:list>
            <text:p text:style-name="P8"/>
            <text:p text:style-name="P8">Key Projects :</text:p>
            <text:p text:style-name="P10"/>
            <text:p text:style-name="P8"><text:span text:style-name="T5">MCNHRMS :</text:span><text:span text:style-name="T4"> MCNHRMS is an Intranet Workflow Management portal. This Portal usage is for authorized <text:s/>employees only. This Portal enables the authorized users to capture the market details, specific client requirements, allocate the requirements to the consultants, fulfil the requirements and complete the formalities of the closure of the requirement.</text:span></text:p>
            <text:p text:style-name="P10"/>
            <text:p text:style-name="P10"/>
          </table:table-cell>
        </table:table-row>
      </table:table>
      <text:p text:style-name="Standard"/>
      <text:p text:style-name="P12"/>
      <table:table table:name="Table9" table:style-name="Table9">
        <table:table-column table:style-name="Table9.A"/>
        <table:table-row>
          <table:table-cell table:style-name="Table9.A1" office:value-type="string">
            <text:p text:style-name="P6">(July 2003 – August 2005) –<text:span text:style-name="T1"> Senior Executive</text:span>, Business Development<text:span text:style-name="T1">.</text:span></text:p>
            <text:p text:style-name="P9">Lexicon Training Academy, Madurai</text:p>
            <text:p text:style-name="P9"/>
            <text:p text:style-name="P9">Key Responsibilities:</text:p>
            <text:p text:style-name="P9"/>
            <text:list xml:id="list1235186795" text:style-name="L7">
              <text:list-item>
                <text:p text:style-name="P24">Provide regular feedback to senior management about marketplace and competitor activity.</text:p>
              </text:list-item>
              <text:list-item>
                <text:p text:style-name="P24">Identify requirements for new courses to anticipate and potentially lead the market .</text:p>
              </text:list-item>
              <text:list-item>
                <text:p text:style-name="P24">Call on clients, Make presentations on the new courses offered. </text:p>
              </text:list-item>
            </text:list>
            <text:p text:style-name="P11"/>
          </table:table-cell>
        </table:table-row>
      </table:table>
      <text:p text:style-name="P16"/>
      <text:p text:style-name="P16">Personal Details : <text:s text:c="181"/></text:p>
      <text:p text:style-name="P16"/>
      <table:table table:name="Table10" table:style-name="Table10">
        <table:table-column table:style-name="Table10.A"/>
        <table:table-row>
          <table:table-cell table:style-name="Table10.A1" office:value-type="string">
            <text:list xml:id="list1270720747" text:style-name="L8">
              <text:list-item>
                <text:p text:style-name="P23">Married <text:s text:c="5"/>: YES</text:p>
              </text:list-item>
              <text:list-item>
                <text:p text:style-name="P23">References : On Demand</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3T13:08:43</meta:creation-date>
    <meta:generator>LibreOffice/3.5$Linux_X86_64 LibreOffice_project/350m1$Build-2</meta:generator>
    <dc:date>2014-04-09T13:07:54</dc:date>
    <meta:editing-duration>PT6H36M11S</meta:editing-duration>
    <meta:editing-cycles>13</meta:editing-cycles>
    <meta:document-statistic meta:table-count="10" meta:image-count="0" meta:object-count="0" meta:page-count="4" meta:paragraph-count="90" meta:word-count="1001" meta:character-count="7094" meta:non-whitespace-character-count="5879"/>
  </office:meta>
</office:document-meta>
</file>